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.006cm" svg:height="9.008cm" svg:x="0.738cm" svg:y="6.684cm">
            <draw:object draw:notify-on-update-of-ranges="Лист1.A2:Лист1.A5 Лист1.D2:Лист1.D5 Лист1.E2:Лист1.E5 Лист1.E2:Лист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, gr</text:p>
          </table:table-cell>
          <table:table-cell office:value-type="string" calcext:value-type="string">
            <text:p>r, мм</text:p>
          </table:table-cell>
          <table:table-cell office:value-type="string" calcext:value-type="string">
            <text:p>M(n)</text:p>
          </table:table-cell>
          <table:table-cell table:style-name="ce1" office:value-type="string" calcext:value-type="string">
            <text:p>σ<text:span text:style-name="T1">M</text:span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22.4" calcext:value-type="float">
            <text:p>22,4</text:p>
          </table:table-cell>
          <table:table-cell table:formula="of:= [.B2]*[.C2]*100" office:value-type="float" office:value="134.4" calcext:value-type="float">
            <text:p>134,4</text:p>
          </table:table-cell>
          <table:table-cell table:formula="of:= [.D2]*SQRT((0.001/[.B2])^2 + (0.1/[.D2])^2)" office:value-type="float" office:value="2.24223103180738" calcext:value-type="float">
            <text:p>2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,06</text:p>
          </table:table-cell>
          <table:table-cell office:value-type="float" office:value="11.2" calcext:value-type="float">
            <text:p>11,2</text:p>
          </table:table-cell>
          <table:table-cell table:formula="of:= [.B3]*[.C3]*100" office:value-type="float" office:value="67.2" calcext:value-type="float">
            <text:p>67,2</text:p>
          </table:table-cell>
          <table:table-cell table:formula="of:= [.D3]*SQRT((0.001/[.B3])^2 + (0.1/[.D3])^2)" office:value-type="float" office:value="1.12445542374965" calcext:value-type="float">
            <text:p>1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1" calcext:value-type="float">
            <text:p>0,081</text:p>
          </table:table-cell>
          <table:table-cell office:value-type="float" office:value="11.2" calcext:value-type="float">
            <text:p>11,2</text:p>
          </table:table-cell>
          <table:table-cell table:formula="of:= [.B4]*[.C4]*100" office:value-type="float" office:value="90.72" calcext:value-type="float">
            <text:p>90,72</text:p>
          </table:table-cell>
          <table:table-cell table:formula="of:= [.D4]*SQRT((0.001/[.B4])^2 + (0.1/[.D4])^2)" office:value-type="float" office:value="1.12445542374965" calcext:value-type="float">
            <text:p>1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8" calcext:value-type="float">
            <text:p>0,238</text:p>
          </table:table-cell>
          <table:table-cell office:value-type="float" office:value="5.6" calcext:value-type="float">
            <text:p>5,6</text:p>
          </table:table-cell>
          <table:table-cell table:formula="of:= [.B5]*[.C5]*100" office:value-type="float" office:value="133.28" calcext:value-type="float">
            <text:p>133,28</text:p>
          </table:table-cell>
          <table:table-cell table:formula="of:= [.D5]*SQRT((0.001/[.B5])^2 + (0.1/[.D5])^2)" office:value-type="float" office:value="0.568858506133116" calcext:value-type="float">
            <text:p>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5:44:54.1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1:07:30.501000000</meta:creation-date>
    <dc:date>2021-09-09T15:52:16.682000000</dc:date>
    <meta:editing-duration>PT25M23S</meta:editing-duration>
    <meta:editing-cycles>7</meta:editing-cycles>
    <meta:generator>LibreOffice/7.0.3.1$Windows_X86_64 LibreOffice_project/d7547858d014d4cf69878db179d326fc3483e082</meta:generator>
    <meta:document-statistic meta:table-count="1" meta:cell-count="2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Лист1.E2:Лист1.E5" chart:error-lower-range="Лист1.E2:Лист1.E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inimum="4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Лист1.E2:Лист1.E5" chart:error-lower-range="Лист1.E2:Лист1.E5"/>
      <style:graphic-properties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Лист1.E2:Лист1.E5" chart:error-lower-range="Лист1.E2:Лист1.E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9cm" xlink:href=".." xlink:type="simple" chart:class="chart:scatter" chart:style-name="ch1">
        <chart:plot-area chart:style-name="ch2" table:cell-range-address="Лист1.A2:Лист1.A5 Лист1.D2:Лист1.D5" svg:x="1.008cm" svg:y="0.269cm" svg:width="14.071cm" svg:height="7.917cm">
          <chart:coordinate-region svg:x="1.831cm" svg:y="0.472cm" svg:width="13.056cm" svg:height="7.062cm"/>
          <chart:axis chart:dimension="x" chart:name="primary-x" chart:style-name="ch3">
            <chart:title svg:x="7.528cm" svg:y="8.353cm" chart:style-name="ch4">
              <text:p>n, шт</text:p>
            </chart:title>
          </chart:axis>
          <chart:axis chart:dimension="y" chart:name="primary-y" chart:style-name="ch5">
            <chart:title svg:x="0.138cm" svg:y="5.184cm" chart:style-name="ch6">
              <text:p>M(n), дин/см</text:p>
            </chart:title>
            <chart:grid chart:style-name="ch7" chart:class="major"/>
          </chart:axis>
          <chart:series chart:style-name="ch8" chart:values-cell-range-address="Лист1.D2:Лист1.D5" chart:class="chart:scatter">
            <chart:domain table:cell-range-address="Лист1.A2:Лист1.A5"/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2:Лист1.A5</svg:desc>
                </draw:g>
              </table:table-cell>
              <table:table-cell office:value-type="float" office:value="134.4">
                <text:p>134.4</text:p>
                <draw:g>
                  <svg:desc>Лист1.D2:Лист1.D5</svg:desc>
                </draw:g>
              </table:table-cell>
              <table:table-cell office:value-type="float" office:value="2.24223103180738">
                <text:p>2.24223103180738</text:p>
                <draw:g>
                  <svg:desc>Лист1.E2:Лист1.E5</svg:desc>
                </draw:g>
              </table:table-cell>
              <table:table-cell office:value-type="float" office:value="2.24223103180738">
                <text:p>2.24223103180738</text:p>
                <draw:g>
                  <svg:desc>Лист1.E2:Лист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7.2">
                <text:p>67.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0.72">
                <text:p>90.7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3.28">
                <text:p>133.28</text:p>
              </table:table-cell>
              <table:table-cell office:value-type="float" office:value="0.568858506133116">
                <text:p>0.568858506133116</text:p>
              </table:table-cell>
              <table:table-cell office:value-type="float" office:value="0.568858506133116">
                <text:p>0.568858506133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